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8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6-13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5-01-16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4-10-07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4-08-2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4-07-22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4-06-12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4-04-0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4-02-13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3-11-1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3-10-26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3-08-02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3-07-12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3-06-29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3-04-13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3-02-14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2-12-22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2-08-25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2-08-04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2-06-23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2-05-11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2-04-05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2-02-10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1-12-21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1-11-19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1-10-27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1-10-26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1-08-12 1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1-06-29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1-04-21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1-02-10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0-12-09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0-10-2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0-08-21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0-07-1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0-07-14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0-06-23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0-06-16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0-04-0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20-02-1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9-12-17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9-12-13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9-10-08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9-08-13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9-06-12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9-03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9-02-05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8-12-07 1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8-10-10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8-08-1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8-06-04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8-04-12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8-02-22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7-11-29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7-08-29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7-06-26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7-05-25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7-04-27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7-03-21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7-02-28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7-01-12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6-12-1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6-11-16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6-10-31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6-09-20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6-08-23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6-07-13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6-06-09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6-05-17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6-04-14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6-03-29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6-02-08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6-01-2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5-12-14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5-11-17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5-10-22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5-09-2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5-09-03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5-08-0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5-07-07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5-06-03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5-05-12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5-04-23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5-03-18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5-02-03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5-01-06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4-11-17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4-09-03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4-07-28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4-05-22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4-03-3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3-12-09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3-10-25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3-09-1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3-08-27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3-07-09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3-06-20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3-05-10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3-04-2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3-01-29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2-12-1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2-11-19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2-10-15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2-09-17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2-08-20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2-07-23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2-06-13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2-05-21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2-04-18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2-03-21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2-02-10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1-12-06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1-11-2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1-10-12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1-09-0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1-08-11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1-07-14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1-06-27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1-05-23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1-04-27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1-03-30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1-02-15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1-01-13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0-10-19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0-08-26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0-05-25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0-04-30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0-03-25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10-01-2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9-12-10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9-10-09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9-09-25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9-08-2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9-07-28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9-07-1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9-05-18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9-03-10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9-02-10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9-01-27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8-12-17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8-10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8-09-30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8-07-1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8-04-16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8-03-31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7-10-19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7-09-06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7-06-12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7-04-19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7-02-06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6-12-11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6-10-17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6-08-15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6-06-06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6-04-18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6-02-03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5-12-06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5-10-17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5-08-02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5-06-03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5-04-13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5-02-22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4-12-01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4-10-0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4-08-11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4-07-07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4-04-20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4-02-03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3-12-0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3-10-17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3-08-04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3-06-11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3-04-02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3-02-04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3-01-28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2-12-03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2-11-06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2-09-30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2-08-26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2-04-22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2-03-1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2-02-03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1-12-18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1-11-0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1-10-1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1-09-0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1-06-11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1-05-17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1-04-16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1-03-26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1-02-26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1-01-22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0-12-14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0-11-20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0-10-24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0-08-07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0-07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0-06-1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0-04-20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0-03-31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0-03-01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0-01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0-01-2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2000-01-22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9-12-30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9-11-23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9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9-08-09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9-07-13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9-06-02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9-05-11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9-04-07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9-03-30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9-02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9-02-19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9-01-25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8-12-1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8-09-2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8-09-2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8-07-2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8-06-08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8-05-18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8-03-11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8-02-1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8-01-14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7-12-1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7-11-06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7-10-24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7-09-0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7-08-0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7-07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7-06-17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7-05-1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7-04-17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7-03-27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7-03-0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7-02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7-01-1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7-0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7-01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6-12-16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6-11-2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6-10-1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6-09-26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6-08-14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6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6-05-23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6-04-24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6-03-1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6-02-2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6-01-2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5-12-08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5-11-0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5-10-12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5-09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5-08-01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5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5-06-16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5-05-19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5-04-0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5-03-2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5-02-02 1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5-01-10 1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4-12-22 1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4-10-07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4-09-15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4-06-10 1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4-05-06 1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4-03-16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4-02-08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4-01-27 1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3-12-17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3-11-1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3-10-21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3-09-21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3-08-20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3-07-20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3-06-18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3-05-13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3-04-22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3-03-08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3-02-17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3-01-21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2-12-1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2-11-1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2-10-07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2-09-1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2-08-21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2-07-09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2-06-18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2-05-22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2-04-2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2-03-1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2-02-24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2-01-29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1-12-23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1-10-23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1-09-27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1-08-15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1-07-30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1-07-01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1-05-31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1-04-15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1-02-14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1-01-11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0-11-27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0-10-12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0-09-11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0-08-15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0-07-17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0-06-1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0-05-16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0-04-03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0-03-16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0-02-0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90-01-2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9-12-07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9-11-16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9-10-13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9-09-07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9-08-1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9-07-21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9-06-01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9-05-01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9-04-03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9-03-13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9-02-06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9-01-03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8-12-08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8-11-04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8-10-06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8-09-06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8-08-01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8-07-13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8-06-01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8-05-0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8-04-11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8-03-1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8-02-0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8-01-2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7-12-07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7-11-0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7-10-0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7-09-08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7-08-06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7-07-09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7-06-04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7-05-08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7-04-0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7-03-05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7-02-0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7-01-19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6-12-03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6-11-0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6-10-03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6-09-04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6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6-07-03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6-05-0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6-03-06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6-01-03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12-09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11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11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11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1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11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11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10-3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10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10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10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10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10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09-04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06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06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06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06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06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05-3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05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05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05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05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05-07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05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04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04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04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04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04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04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03-3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03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03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03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03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03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03-04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02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02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02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0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02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02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01-3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01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01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0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01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01-0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5-01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4-12-3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4-12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4-12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4-1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4-12-1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4-12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4-11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4-11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4-11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4-1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4-11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4-11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4-10-3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4-10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4-10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4-10-1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4-10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4-10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4-10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4-09-05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3-10-0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3-09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3-08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3-07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3-06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3-05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3-04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3-03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3-0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3-0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3-01-04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2-1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2-12-08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2-1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2-10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2-10-14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2-09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2-09-0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2-08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2-08-09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2-07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2-07-13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2-06-15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2-05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2-05-11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2-04-20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2-04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2-03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2-0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2-0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1-1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1-1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1-10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1-09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1-08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1-07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1-06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1-05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1-04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1-03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1-0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1-0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0-1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0-1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0-10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0-09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0-08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0-07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0-06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0-05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0-04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0-03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0-0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80-0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9-1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9-1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9-10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9-09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9-08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9-07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9-06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9-05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9-04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9-03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9-0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9-0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8-1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8-1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8-10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8-09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8-08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8-07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8-06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8-05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8-04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8-03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8-0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8-0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7-1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7-1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7-10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7-09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7-08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7-07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7-06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7-05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7-04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7-03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7-0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7-0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6-1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6-1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6-10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6-09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6-08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6-07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6-06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6-05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6-04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6-03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6-0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6-0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5-1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5-1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5-10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5-09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5-08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5-07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5-06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5-05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5-04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5-03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5-0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5-0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4-1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4-1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4-10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4-09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4-07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4-06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4-05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4-04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4-03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4-0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4-0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3-1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3-1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3-10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3-09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3-08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3-07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3-06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3-05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3-04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3-03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3-0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3-0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2-1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2-1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2-09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2-08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2-07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2-06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2-05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2-04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2-03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2-0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2-0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1-1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1-1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1-10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1-09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1-08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1-07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1-05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1-04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1-03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1-0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1-0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0-1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0-1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0-10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0-09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0-08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0-07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0-05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0-04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0-03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70-0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69-1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69-10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69-09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69-08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69-07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69-06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69-05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69-04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69-03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69-0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69-0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68-1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68-1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68-10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68-09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68-08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68-07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68-06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68-05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68-04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68-03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68-0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6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67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67-1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6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67-1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67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67-10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67-09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67-08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67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67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67-07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6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67-06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6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67-05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67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67-04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67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29066232200</text:p>
          </table:table-cell>
          <table:table-cell office:value-type="string" calcext:value-type="string">
            <text:p>ALOMAR 1 WELL, SANTA ISABEL, PR</text:p>
          </table:table-cell>
          <table:table-cell office:value-type="string" calcext:value-type="string">
            <text:p>1960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38" meta:object-count="0"/>
    <meta:user-defined meta:name="AppVersion">3.0</meta:user-defined>
  </office:meta>
</office:document-meta>
</file>